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family-generic="swiss"/>
    <style:font-face style:name="Segoe UI2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3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313cm"/>
    </style:style>
    <style:style style:name="pr1" style:family="presentation" style:parent-style-name="Hymn_25_20template-notes">
      <style:graphic-properties draw:fill-color="#ffffff" fo:min-height="12.572cm"/>
    </style:style>
    <style:style style:name="pr2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3"/>
    </style:style>
    <style:style style:name="P2" style:family="paragraph">
      <style:paragraph-properties fo:text-align="center"/>
      <style:text-properties fo:color="#ffffff" style:font-name="Segoe UI3" fo:font-size="24pt" fo:text-shadow="1pt 1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style:font-name="Segoe UI3"/>
    </style:style>
    <style:style style:name="P5" style:family="paragraph">
      <style:text-properties fo:color="#ffffff" style:font-name="Segoe UI3" fo:font-size="28pt" fo:text-shadow="1pt 1pt" style:font-size-asian="28pt" style:font-size-complex="28pt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style:text-properties fo:color="#ffffff" style:font-name="Arial" fo:font-size="28pt" fo:text-shadow="1pt 1pt" style:font-size-asian="28pt" style:font-size-complex="28pt"/>
    </style:style>
    <style:style style:name="T1" style:family="text">
      <style:text-properties fo:color="#ffffff" style:font-name="Segoe UI3" fo:font-size="24pt" fo:text-shadow="1pt 1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color="#ffffff" style:font-name="Segoe UI3" fo:font-size="24pt" fo:text-shadow="1pt 1pt" style:font-size-asian="24pt" style:font-size-complex="24pt"/>
    </style:style>
    <style:style style:name="T3" style:family="text">
      <style:text-properties fo:color="#ffffff" style:font-name="Segoe UI3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style:style style:name="T4" style:family="text">
      <style:text-properties fo:color="#ffffff" style:font-name="Segoe UI3" fo:font-size="28pt" fo:text-shadow="1pt 1pt" style:font-name-asian="Segoe UI1" style:font-size-asian="28pt" style:font-name-complex="Segoe UI1" style:font-size-complex="28pt"/>
    </style:style>
    <style:style style:name="T5" style:family="text">
      <style:text-properties fo:color="#ffffff" style:font-name="Segoe UI3" fo:font-size="28pt" fo:text-shadow="1pt 1pt" fo:font-weight="normal" style:font-name-asian="Segoe UI1" style:font-size-asian="28pt" style:font-weight-asian="normal" style:font-name-complex="Segoe UI1" style:font-size-complex="28pt" style:font-weight-complex="normal"/>
    </style:style>
    <style:style style:name="T6" style:family="text">
      <style:text-properties fo:color="#ffffff" style:font-name="Segoe UI3" fo:font-size="16pt" fo:text-shadow="1pt 1pt" style:font-name-asian="Segoe UI1" style:font-size-asian="16pt" style:font-name-complex="Segoe UI1" style:font-size-complex="16pt"/>
    </style:style>
    <style:style style:name="T7" style:family="text">
      <style:text-properties fo:color="#ffffff" style:font-name="Arial" fo:font-size="28pt" fo:text-shadow="1pt 1pt" style:font-name-asian="Segoe UI1" style:font-size-asian="28pt" style:font-name-complex="Segoe UI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384cm" svg:height="2.495cm" svg:x="1.778cm" svg:y="1.016cm">
          <draw:text-box>
            <text:p text:style-name="P1"><text:span text:style-name="T1">Gospel Reading</text:span></text:p>
            <text:p text:style-name="P1"><text:span text:style-name="T2">Matthew 22:1-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908cm" svg:height="6.791cm" svg:x="1.016cm" svg:y="1.016cm">
          <draw:text-box>
            <text:p text:style-name="P4"><text:span text:style-name="T3">1</text:span><text:span text:style-name="T4"> </text:span><text:span text:style-name="T5">Again Jesus spoke to them in parables, saying, </text:span><text:span text:style-name="T6">2</text:span><text:span text:style-name="T4"> “The kingdom of heaven may be compared to a king who gave a wedding feast for his son, </text:span><text:span text:style-name="T6">3</text:span><text:span text:style-name="T4"> and sent his servants to call those who were invited to the wedding feast, but they would not com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5.908cm" svg:height="7.255cm" svg:x="1.016cm" svg:y="1.016cm">
          <draw:text-box>
            <text:p text:style-name="P4"><text:span text:style-name="T6">4</text:span><text:span text:style-name="T4"> Again he sent other servants, saying, ‘Tell those who are invited, See, I have prepared my dinner, my oxen and my fat calves have been slaughtered, and everything is ready. Come to the wedding feast.’ </text:span><text:span text:style-name="T6">5</text:span><text:span text:style-name="T4"> But they paid no attention and went off, one to his farm, another to his busines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5" draw:layer="layout" svg:width="25.908cm" svg:height="6.791cm" svg:x="1.016cm" svg:y="1.016cm">
          <draw:text-box>
            <text:p text:style-name="P4"><text:span text:style-name="T6">6</text:span><text:span text:style-name="T4"> while the rest seized his servants, treated them shamefully, and killed them. </text:span><text:span text:style-name="T6">7</text:span><text:span text:style-name="T4"> The king was angry, and he sent his troops and destroyed those murderers and burned their city. </text:span><text:span text:style-name="T6">8</text:span><text:span text:style-name="T4"> Then he said to his servants, ‘The wedding feast is ready, but those invited were not worth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5" draw:layer="layout" svg:width="25.908cm" svg:height="9.407cm" svg:x="1.016cm" svg:y="1.016cm">
          <draw:text-box>
            <text:p text:style-name="P4"><text:span text:style-name="T6">9</text:span><text:span text:style-name="T4"> Go therefore to the main roads and invite to the wedding feast as many as you find.’ </text:span><text:span text:style-name="T6">10</text:span><text:span text:style-name="T4"> And those servants went out into the roads and gathered all whom they found, both bad and good. So the wedding hall was filled with guests. </text:span><text:span text:style-name="T6">11</text:span><text:span text:style-name="T4"> “But when the king came in to look at the guests, he saw there a man who had no wedding garm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7" draw:layer="layout" svg:width="25.908cm" svg:height="9.196cm" svg:x="1.016cm" svg:y="1.016cm">
          <draw:text-box>
            <text:p text:style-name="P6"><text:span text:style-name="T6">12</text:span><text:span text:style-name="T4"> And he said to him, ‘Friend, how did you get in here without a wedding garment?’ And he was speechless. </text:span><text:span text:style-name="T6">13</text:span><text:span text:style-name="T4"> Then the king said to the attendants, ‘Bind him hand and foot and cast him into the outer darkness. In that place there will be weeping and gnashing of teeth.’ </text:span><text:span text:style-name="T6">14</text:span><text:span text:style-name="T4"> For many are called, but few are chosen.”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Arial1" svg:font-family="Arial" style:font-family-generic="swiss"/>
    <style:font-face style:name="Segoe UI2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3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20:47:32.843000000</meta:creation-date>
    <dc:title>Hymn template</dc:title>
    <meta:editing-duration>PT3M21S</meta:editing-duration>
    <meta:editing-cycles>3</meta:editing-cycles>
    <meta:generator>LibreOffice/4.3.1.2$Windows_x86 LibreOffice_project/958349dc3b25111dbca392fbc281a05559ef6848</meta:generator>
    <meta:initial-creator>Arthur Hoch</meta:initial-creator>
    <dc:date>2014-10-18T14:25:00.233000000</dc:date>
    <dc:creator>Arthur Hoch</dc:creator>
    <meta:document-statistic meta:object-count="39"/>
    <meta:template xlink:type="simple" xlink:actuate="onRequest" xlink:title="Hymn template" xlink:href="../../AppData/Roaming/LibreOffice/4/user/template/Worship%20Templsates/Hymn%20template.otp" meta:date="2014-10-09T20:47:32.531000000"/>
  </office:meta>
</office:document-meta>
</file>